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nsolas" svg:font-family="Consolas"/>
    <style:font-face style:name="Tahoma1" svg:font-family="Tahoma"/>
    <style:font-face style:name="Verdana" svg:font-family="Verdana"/>
    <style:font-face style:name="Verdana1"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bold" style:font-weight-complex="bold"/>
    </style:style>
    <style:style style:name="P4" style:family="paragraph" style:parent-style-name="Standard">
      <style:text-properties style:font-name="Verdana1" fo:font-size="10pt" fo:font-weight="normal" style:font-name-asian="Consolas" style:font-size-asian="10pt" style:font-weight-asian="normal" style:font-name-complex="Consolas" style:font-size-complex="10pt" style:font-weight-complex="normal"/>
    </style:style>
    <style:style style:name="P5" style:family="paragraph" style:parent-style-name="Standard">
      <style:paragraph-properties fo:text-align="center" style:justify-single-word="false" fo:break-before="page"/>
      <style:text-properties fo:font-weight="bold" style:font-weight-asian="bold" style:font-weight-complex="bold"/>
    </style:style>
    <style:style style:name="P6" style:family="paragraph" style:parent-style-name="Standard">
      <style:text-properties style:font-name="Verdana1" fo:font-size="10pt" fo:font-weight="normal" style:font-name-asian="Consolas" style:font-size-asian="10pt" style:font-weight-asian="normal" style:font-name-complex="Consolas" style:font-size-complex="10pt" style:font-weight-complex="normal"/>
    </style:style>
    <style:style style:name="P7"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font-weight="bold" style:font-weight-asian="bold" style:font-weight-complex="bold"/>
    </style:style>
    <style:style style:name="T4" style:family="text">
      <style:text-properties style:font-name="Verdana1" fo:font-size="10pt" fo:font-weight="normal" style:font-size-asian="10pt" style:font-weight-asian="normal" style:font-size-complex="10pt" style:font-weight-complex="normal"/>
    </style:style>
    <style:style style:name="T5" style:family="text">
      <style:text-properties style:font-name="Verdana1" fo:font-size="10pt" fo:font-weight="normal" style:font-name-asian="Consolas" style:font-size-asian="10pt" style:font-weight-asian="normal" style:font-name-complex="Consolas" style:font-size-complex="10pt" style:font-weight-complex="normal"/>
    </style:style>
    <style:style style:name="T6" style:family="text">
      <style:text-properties fo:font-style="italic"/>
    </style:style>
    <style:style style:name="T7" style:family="text">
      <style:text-properties fo:font-style="italic" fo:font-weight="normal" style:font-weight-asian="normal" style:font-weight-complex="normal"/>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tility Functions</text:p>
      <text:p text:style-name="P2"/>
      <text:p text:style-name="Standard"><text:span text:style-name="T1"><text:tab/>The Scrabble AI is composed of two parts. <text:s/>The first being the move generator, which comes in three flavors, brute force, hill climbing, and random restart hill climbing. <text:s/>The second part of the AI is the utility functions, which determine how effective a given move will be. <text:s/>Most popular Scrabble artificial intelligence implementations factor in the score of the move with the usefulness of the rack, which is the player's left over tiles. <text:s/>Our implementation consists of a number of different utility functions, which aim to improve on simply taking the best move at a given time. <text:s/>T</text:span><text:span text:style-name="T4">he utility functions are: </text:span><text:span text:style-name="T5">MaximumScore, SaveCommon, SmartSMoves, and UseBonusSquares. <text:s/>Each utility function has the same input and output parameters. <text:s/>Each function takes in the player's proposed move (which is a map from board coordinate to tile), along with their tiles, so we can compute the set of tiles that are left over after playing the move. <text:s/>Each function will return a floating point which represents the move's overall value.</text:span></text:p>
      <text:p text:style-name="P4"><text:tab/>The MaximumScore function is simple, it computes the actual score of the move and returns it. <text:s/>This is the basis for all other utility functions to improve on. <text:s/>All of the other utility functions will compute the move's base score, and then adjust it based on other factors.</text:p>
      <text:p text:style-name="P4"><text:tab/>The SaveCommon utility function will return higher values when the move does not play “common tiles.” <text:s/>A common tile is a letter than is found very frequently in the English language, and hence can be used to form longer words. <text:s/>In the game of Scrabble, when a player makes a move that uses all 7 of his or her letters, a 50 point bonus is awarded. <text:s/>This is casually known as making a “bingo,” and world class scrabble players typically make 2 or 3 of these per game. <text:s/>The common tiles that the utility functions checks for are A, E, I, N, R and S. <text:s/>The utility function will return a higher value for moves which leave these letters on the player's rack. <text:s/>The computation used in the function is simply the move's base score, plus 5 for each common tile left on the player's rack. <text:s/>The idea behind this function is that making the best possible move each time can degrade the overall score, and that saving for the 50 point bonus can make up for not choosing the best possible move at a given point in time.</text:p>
      <text:p text:style-name="P4"><text:tab/>The SmartSMoves utility function builds on the concept that a S tile can be used to form two words at once. <text:s/>With an S, a player can make an existing word on the board plural, and build another word that uses that S. <text:s/>The end result is that moves that do not form two words with a S will be scored lower than the move's base score. <text:s/>Thus, the computer will be more likely to save the S tiles it has, and use them for higher scoring moves later in the game.</text:p>
      <text:p text:style-name="P4"><text:tab/>The last utility function is a defensive function. <text:s/>Like its name suggests, <text:s/>UseBonusSquares will rank moves that occupy bonus squares higher than those that do not. <text:s/>The idea is that by using a bonus square (such as a double letter score or a double word score square), you are taking away potential points that an opponent could gain from using the square. <text:s/>To factor in what an opponent might gain from a bonus square, we use the knowledge that the average Scrabble tile carries a score of 1.9. <text:s/>Thus, if a move occupies a double letter score square, the utility function will add that 1.9 points that the opponents will not get, and likewise for a triple letter score square. <text:s/>For the double and triple word score squares, we used the heuristic that an average Scrabble play consists of 3.5 tiles, so the overall bonus of a double word score would be 3.5 * 1.9 = 6.65. <text:s/>Thus, when a potential move occupies a double word score, its utility is the move's base score plus 6.65. <text:s/>Likewise for a triple word score square, the move's score would be the base score plus 13.3.</text:p>
      <text:p text:style-name="P4"><text:tab/>In order to determine the effectiveness of these utility functions, the team ran 100 consecutive games of the MaximumScore utility function versus the other three. <text:s/>The following are the results:</text:p>
      <text:p text:style-name="P4"/>
      <text:p text:style-name="P4"><draw:frame draw:style-name="fr1" draw:name="Object1" text:anchor-type="paragraph" svg:width="3.9646in" svg:height="0.7339in" draw:z-index="0"><draw:object xlink:href="./Object 1" xlink:type="simple" xlink:show="embed" xlink:actuate="onLoad"/><draw:image xlink:href="./ObjectReplacements/Object 1" xlink:type="simple" xlink:show="embed" xlink:actuate="onLoad"/></draw:frame></text:p>
      <text:p text:style-name="P4"/>
      <text:p text:style-name="P4"><draw:frame draw:style-name="fr2" draw:name="Object2" text:anchor-type="paragraph" svg:width="5.2465in" svg:height="2.8346in" draw:z-index="1"><draw:object xlink:href="./Object 2" xlink:type="simple" xlink:show="embed" xlink:actuate="onLoad"/><draw:image xlink:href="./ObjectReplacements/Object 2" xlink:type="simple" xlink:show="embed" xlink:actuate="onLoad"/></draw:frame><text:soft-page-break/></text:p>
      <text:p text:style-name="P2"><text:tab/>As the results illustrate, the MaximumScore is a clear winner over Savecommon and UseBonusSquares. <text:s/>While the results are less than pleasing, it still proves the point about how a heuristic can influence the behavior of an agent, for better or worse. <text:s/>This is one area of the project that would be a definite candidate for more work, testing, and benchmarking, given more time.</text:p>
      <text:p text:style-name="P2"/>
      <text:p text:style-name="P1">Lessons Learned<text:span text:style-name="T1"><text:line-break/></text:span></text:p>
      <text:p text:style-name="P2"><text:tab/>The team took this opportunity to learn a programming language that was new to all of us, F#. <text:s/>Given than F# compiles into the same intermediate code as our main language, C#, we felt choosing F# would give us an interesting challenge, while preserving our ability to work with C# on certain areas of the project (which was the GUI). <text:s/>Since F# is a first class .NET language (Microsoft's run-time environment), we can write code in F# and C# and they will interoperate seamlessly. <text:s/>In addition, F# is a functional language, which we felt would lend itself very nicely towards computational based programming, such as brute force combination generation.</text:p>
      <text:p text:style-name="P1"><text:span text:style-name="T1"><text:tab/> Looking back on this decision, we are all very proud of what we accomplished and how </text:span><text:span text:style-name="T1">much we learned about functional programming. <text:s/>The three of us all work with object oriented languages for a living, so working on a project like this proved to be an extremely beneficial experience. <text:s/>There are many things that can be learned about a given programming language by reading tutorials and doing small exercises, but most of the subtleties, complexities, benefits, and tradeoffs of a language do not reveal themselves until it's time to implement a real application.</text:span></text:p>
      <text:p text:style-name="Standard"><text:span text:style-name="T3"><text:tab/></text:span><text:span text:style-name="T1">Aside from learning a new programming language, we also learned a few key lessons about managing a project and utilizing our time effectively. <text:s/>The first half of the semester, the team focused on two things, learning F# and implementing a human based Scrabble game. It wasn't until the second half of the semester until the team started to implement the artificial intelligence, utility functions, and simulating games to compare the results of our AI code. <text:s/>Since we were bounded by only one semester, we were not able to implement more advanced features for our artificial intelligence. <text:s/>For example, some of the most effective AI implementations for Scrabble compute what their opponent(s) are likely to be holding for tiles in the end game. <text:s/>Then, the AI can attempt to play defensively, that is, use tiles such that their opponent can not make a move (Sackley)</text:span><text:span text:style-name="T2">. <text:s/>One of the best Scrabble AI implementations, called Maven, divides the game into three phases, and towards the endgame, it computes the game tree, because the opponents tiles are known at that point. <text:s/>Maven also uses rack evaluation, which determines relative value to the tiles that a player holds. <text:s/>Thus, when determining the value of a possible move, the AI factors in how useful the leftover tiles are. <text:s/>This is very important, because poor AI might use a high scoring word, while leaving itself with say only consonants, where it would be difficult to play the next move (Maven).</text:span></text:p>
      <text:p text:style-name="P3"><text:tab/>Because our time for this project was limited, we were not able to implement these types <text:soft-page-break/>of advanced features. <text:s/>Potential improvements to the AI would include rack evaluation, where our utility function would determine relative ranking of left over Scrabble tiles and factor that into the decision for choosing the best move. <text:s/>In addition, end game logic would benefit our AI greatly. <text:s/>While the opening and mid game of Scrabble is only partially observable, the end game is fully observable, because the letter frequencies are known by all players. <text:s/>Even further advanced AI would simulate drawing tiles from the bag during the mid game.</text:p>
      <text:p text:style-name="Standard"><text:span text:style-name="T2"><text:tab/>Since the team spent a great deal of time implementing the Scrabble rule engine and game state, a more practical approach would have been utilizing an existing, open source, implementation of Scrabble, and just focus on developing the AI. <text:s/>There are many open source implementations of Scrabble, such as the popular Quackle implementation. <text:s/>Many developers write AI for Quackle, and this would have been a great opportunity to compare our implementation with others. <text:s/>Overall, implementing our own game engine proved to be an excellent experience though.<text:line-break/><text:line-break/></text:span><text:span text:style-name="T3">Other Games Considered</text:span></text:p>
      <text:p text:style-name="P2"/>
      <text:p text:style-name="P2"><text:tab/>In the beginning of the semester, we debated several other games of chance or full information. <text:s/>The first game we considered was Poker, specifically Texas Hold 'em. <text:s/>While Poker is a game firmly rooted in probability, it requires an extensive amount of learning and player evaluation to be successful. <text:s/>This is something that proves to be our of scope for a single semester project. <text:s/>Other ideas included Chess, which has been done so many times it wouldn't have been too interesting, Stratego, which has a huge branching factor given the start state of the game. <text:s/>In Stratego, each player has 40 pieces that can be placed arbitrarily in a 4 x 10 board. <text:s/>We also considered implementing a much simpler game, such as Connect Four, but ultimately we decided this was too simple, and the demo would be less than impressive. <text:s/>Connect Four is a provable solvable game, and we felt that a game with an element of chance, such as Scrabble, would be an interesting challenge. <text:s/>Scrabble as a game is more open ended to different strategies when compared to a fully observable game like Connect Four. <text:s/>When the entire game tree can be computed, it removes a bit of fun from the game, which we wanted to preserve in our project.</text:p>
      <text:p text:style-name="P5">Works Cited</text:p>
      <text:p text:style-name="P2"/>
      <text:p text:style-name="Hanging_20_indent"><text:span text:style-name="T1">Sackley, Kristen. "Winning Computer Program Created by Graduate Student Beats World Champion Scrabble Player | The Daily Illini." </text:span><text:span text:style-name="T7">The Daily Illini | The Independent Student Newspaper at the University of Illinois since 1871</text:span><text:span text:style-name="T1">. Web. 09 Dec. 2010. &lt;http://www.dailyillini.com/news/2007/02/28/winning-computer-program-created-by-graduate-student-beats-world-champion-scrabble-player&gt;.</text:span></text:p>
      <text:p text:style-name="Hanging_20_indent">Wikipedia Contributors. "Maven (Scrabble)." <text:span text:style-name="T6">Wikipedia, the Free Encyclopedia</text:span>. Wikipedia, The Free Encyclopedia., 12 Nov. 2010. Web. 09 Dec. 2010. &lt;http://en.wikipedia.org/wiki/Maven_(Scrabble)&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 svg:font-family="Consolas"/>
    <style:font-face style:name="Tahoma1" svg:font-family="Tahoma"/>
    <style:font-face style:name="Verdana" svg:font-family="Verdana"/>
    <style:font-face style:name="Verdana1"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0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Verdana" fo:font-size="11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Tahoma1"/>
    </style:style>
    <style:style style:name="Caption" style:family="paragraph" style:parent-style-name="Standard" style:class="extra">
      <style:paragraph-properties fo:margin-top="0.0835in" fo:margin-bottom="0.0835in" text:number-lines="false" text:line-number="0"/>
      <style:text-properties style:font-name="Verdana" fo:font-size="9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Sanville</meta:initial-creator>
    <meta:creation-date>2010-12-09T09:43:31.82</meta:creation-date>
    <dc:date>2010-12-11T14:53:42.15</dc:date>
    <dc:creator>William Sanville</dc:creator>
    <meta:editing-duration>PT04H54M58S</meta:editing-duration>
    <meta:editing-cycles>24</meta:editing-cycles>
    <meta:generator>OpenOffice.org/3.1$Win32 OpenOffice.org_project/310m19$Build-9420</meta:generator>
    <meta:document-statistic meta:table-count="0" meta:image-count="0" meta:object-count="2" meta:page-count="4" meta:paragraph-count="18" meta:word-count="1698" meta:character-count="101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2in"/>
    </style:style>
    <style:style style:name="co2"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number-columns-repeated="3" table:default-cell-style-name="Default"/>
        <table:table-row table:style-name="ro1">
          <table:table-cell table:style-name="ce1" office:value-type="string">
            <text:p>Utility Function</text:p>
          </table:table-cell>
          <table:table-cell table:style-name="ce2" office:value-type="string">
            <text:p>Wins</text:p>
          </table:table-cell>
          <table:table-cell table:style-name="ce2" office:value-type="string">
            <text:p>Losses</text:p>
          </table:table-cell>
          <table:table-cell table:style-name="ce2" office:value-type="string">
            <text:p>Ties</text:p>
          </table:table-cell>
        </table:table-row>
        <table:table-row table:style-name="ro1">
          <table:table-cell office:value-type="string">
            <text:p>SaveCommon</text:p>
          </table:table-cell>
          <table:table-cell office:value-type="float" office:value="20">
            <text:p>20</text:p>
          </table:table-cell>
          <table:table-cell office:value-type="float" office:value="80">
            <text:p>80</text:p>
          </table:table-cell>
          <table:table-cell office:value-type="float" office:value="0">
            <text:p>0</text:p>
          </table:table-cell>
        </table:table-row>
        <table:table-row table:style-name="ro1">
          <table:table-cell office:value-type="string">
            <text:p>SmartSMoves</text:p>
          </table:table-cell>
          <table:table-cell office:value-type="float" office:value="49">
            <text:p>49</text:p>
          </table:table-cell>
          <table:table-cell office:value-type="float" office:value="51">
            <text:p>51</text:p>
          </table:table-cell>
          <table:table-cell office:value-type="float" office:value="0">
            <text:p>0</text:p>
          </table:table-cell>
        </table:table-row>
        <table:table-row table:style-name="ro1">
          <table:table-cell office:value-type="string">
            <text:p>UseBonusSquares</text:p>
          </table:table-cell>
          <table:table-cell office:value-type="float" office:value="38">
            <text:p>38</text:p>
          </table:table-cell>
          <table:table-cell office:value-type="float" office:value="62">
            <text:p>62</text:p>
          </table:table-cell>
          <table:table-cell office:value-type="float" office:value="0">
            <text:p>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11">12/11/2010</text:date>, <text:time>14:50: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connect-bars="false" chart:auto-position="true" chart:auto-size="true" chart:treat-empty-cells="leave-gap"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004586" dr3d:edge-rounding="0%"/>
      <style:text-properties fo:font-size="6pt" style:font-size-asian="6pt" style:font-size-complex="6pt"/>
    </style:style>
    <style:style style:name="ch8" style:family="chart">
      <style:graphic-properties draw:stroke="solid" draw:fill-color="#ff420e" dr3d:edge-rounding="0%"/>
      <style:text-properties fo:font-size="6pt" style:font-size-asian="6pt" style:font-size-complex="6pt"/>
    </style:style>
    <style:style style:name="ch9" style:family="chart">
      <style:graphic-properties draw:stroke="solid" draw:fill-color="#ffd320"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3.325cm" svg:height="7.199cm" chart:class="chart:bar" chart:style-name="ch1">
        <chart:legend chart:legend-position="end" svg:x="11.456cm" svg:y="2.864cm" chart:style-name="ch2"/>
        <chart:plot-area chart:style-name="ch3" chart:data-source-has-labels="both" svg:x="0.266cm" svg:y="0.143cm" svg:width="10.925cm" svg:height="6.77cm">
          <chart:axis chart:dimension="x" chart:name="primary-x" chart:style-name="ch4">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series chart:style-name="ch9" chart:values-cell-range-address="local-table.$D$2:.$D$4" chart:label-cell-address="local-table.$D$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ns</text:p>
              </table:table-cell>
              <table:table-cell office:value-type="string">
                <text:p>Losses</text:p>
              </table:table-cell>
              <table:table-cell office:value-type="string">
                <text:p>Ties</text:p>
              </table:table-cell>
            </table:table-row>
          </table:table-header-rows>
          <table:table-rows>
            <table:table-row>
              <table:table-cell office:value-type="string">
                <text:p>SaveCommon</text:p>
              </table:table-cell>
              <table:table-cell office:value-type="float" office:value="20">
                <text:p>20</text:p>
              </table:table-cell>
              <table:table-cell office:value-type="float" office:value="80">
                <text:p>80</text:p>
              </table:table-cell>
              <table:table-cell office:value-type="float" office:value="0">
                <text:p>0</text:p>
              </table:table-cell>
            </table:table-row>
            <table:table-row>
              <table:table-cell office:value-type="string">
                <text:p>SmartSMoves</text:p>
              </table:table-cell>
              <table:table-cell office:value-type="float" office:value="49">
                <text:p>49</text:p>
              </table:table-cell>
              <table:table-cell office:value-type="float" office:value="51">
                <text:p>51</text:p>
              </table:table-cell>
              <table:table-cell office:value-type="float" office:value="0">
                <text:p>0</text:p>
              </table:table-cell>
            </table:table-row>
            <table:table-row>
              <table:table-cell office:value-type="string">
                <text:p>UseBonusSquares</text:p>
              </table:table-cell>
              <table:table-cell office:value-type="float" office:value="38">
                <text:p>38</text:p>
              </table:table-cell>
              <table:table-cell office:value-type="float" office:value="62">
                <text:p>62</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